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40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f(x)</text:p>
          </table:table-cell>
          <table:table-cell>
            <draw:frame table:end-cell-address="Sheet1.J20" table:end-x="0.0421in" table:end-y="0.0449in" draw:z-index="0" draw:style-name="gr1" svg:width="6.2232in" svg:height="2.6579in" svg:x="0.0421in" svg:y="0.0421in">
              <draw:object draw:notify-on-update-of-ranges="Sheet1.A2:Sheet1.A20 Sheet1.B1:Sheet1.B1 Sheet1.B2:Sheet1.B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1.66">
            <text:p>-1.6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3.28">
            <text:p>-3.28</text:p>
          </table:table-cell>
          <table:table-cell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-4.8">
            <text:p>-4.8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6.2">
            <text:p>-6.2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-7.44">
            <text:p>-7.44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8.49">
            <text:p>-8.49</text:p>
          </table:table-cell>
          <table:table-cell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-9.33">
            <text:p>-9.33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.94">
            <text:p>-9.94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-10.31">
            <text:p>-10.31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0.44">
            <text:p>-10.44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10.31">
            <text:p>-10.31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.94">
            <text:p>-9.94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-9.33">
            <text:p>-9.33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8.49">
            <text:p>-8.49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-7.44">
            <text:p>-7.44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6.2">
            <text:p>-6.2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-4.8">
            <text:p>-4.8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3.28">
            <text:p>-3.28</text:p>
          </table:table-cell>
          <table:table-cell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1.66">
            <text:p>-1.6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f(x)</text:p>
          </table:table-cell>
          <table:table-cell>
            <draw:frame table:end-cell-address="Sheet1.I41" table:end-x="0.8067in" table:end-y="0.1028in" draw:z-index="1" draw:style-name="gr1" svg:width="6.1197in" svg:height="2.6839in" svg:x="0.0213in" svg:y="0.074in">
              <draw:object draw:notify-on-update-of-ranges="Sheet1.A23:Sheet1.A41 Sheet1.B22:Sheet1.B22 Sheet1.B23:Sheet1.B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59">
            <text:p>0.59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0.11">
            <text:p>-0.11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-0.21">
            <text:p>-0.21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0.47">
            <text:p>-0.47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7">02/07/2011</text:date>, <text:time>16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creation-date>2011-02-07T15:59:39</meta:creation-date>
    <dc:date>2011-02-07T16:13:18</dc:date>
    <meta:editing-cycles>2</meta:editing-cycles>
    <meta:editing-duration>PT7M47S</meta:editing-duration>
    <meta:user-defined meta:name="Info 1"/>
    <meta:user-defined meta:name="Info 2"/>
    <meta:user-defined meta:name="Info 3"/>
    <meta:user-defined meta:name="Info 4"/>
    <meta:document-statistic meta:table-count="3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5.808cm" svg:height="6.752cm" chart:class="chart:line" chart:style-name="ch1">
        <chart:legend chart:legend-position="end" svg:x="14.393cm" svg:y="3.095cm" chart:style-name="ch2"/>
        <chart:plot-area chart:style-name="ch3" table:cell-range-address="Sheet1.A2:Sheet1.B20 Sheet1.B1:Sheet1.B20 Sheet1.A1:Sheet1.A1" chart:data-source-has-labels="both" svg:x="0.316cm" svg:y="0.135cm" svg:width="13.761cm" svg:height="6.346cm">
          <chart:axis chart:dimension="x" chart:name="primary-x" chart:style-name="ch4">
            <chart:categories table:cell-range-address="Sheet1.A2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" chart:label-cell-address="Sheet1.B1:Sheet1.B1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x)</text:p>
              </table:table-cell>
            </table:table-row>
          </table:table-header-rows>
          <table:table-rows>
            <table:table-row>
              <table:table-cell office:value-type="string">
                <text:p>0.05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-3.28">
                <text:p>-3.28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-8.49">
                <text:p>-8.49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-9.94">
                <text:p>-9.94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-9.94">
                <text:p>-9.94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-8.49">
                <text:p>-8.49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-3.28">
                <text:p>-3.28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-1.66">
                <text:p>-1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5.545cm" svg:height="6.818cm" chart:class="chart:line" chart:style-name="ch1">
        <chart:legend chart:legend-position="end" svg:x="14.136cm" svg:y="3.128cm" chart:style-name="ch2"/>
        <chart:plot-area chart:style-name="ch3" table:cell-range-address="Sheet1.A23:Sheet1.B41 Sheet1.B22:Sheet1.B41 Sheet1.A22:Sheet1.A22" chart:data-source-has-labels="both" svg:x="0.31cm" svg:y="0.136cm" svg:width="13.516cm" svg:height="6.409cm">
          <chart:axis chart:dimension="x" chart:name="primary-x" chart:style-name="ch4">
            <chart:categories table:cell-range-address="Sheet1.A23:Sheet1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B41" chart:label-cell-address="Sheet1.B22:Sheet1.B22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x)</text:p>
              </table:table-cell>
            </table:table-row>
          </table:table-header-rows>
          <table:table-rows>
            <table:table-row>
              <table:table-cell office:value-type="string">
                <text:p>0.0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-0.47">
                <text:p>-0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